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5000001192BAD0BBB43E2A034.png" manifest:media-type="image/png"/>
  <manifest:file-entry manifest:full-path="Pictures/10000001000003C1000000D7EEE3AB4BED359B07.png" manifest:media-type="image/png"/>
  <manifest:file-entry manifest:full-path="Pictures/100000010000026E000000B51009CE39745F2951.png" manifest:media-type="image/png"/>
  <manifest:file-entry manifest:full-path="Pictures/10000001000001760000016BA1022BCA8AC26693.png" manifest:media-type="image/png"/>
  <manifest:file-entry manifest:full-path="Pictures/100000010000034E00000107326E7B18B85C2E62.png" manifest:media-type="image/png"/>
  <manifest:file-entry manifest:full-path="Pictures/1000000100000159000000ED2491D5B354E47AF9.png" manifest:media-type="image/png"/>
  <manifest:file-entry manifest:full-path="Pictures/10000001000002BA000000DA1C5DEB013222D8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831cm" fo:min-width="18.931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4.863cm" fo:min-width="22.23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9.783cm" fo:min-width="20.83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211cm" fo:min-width="16.2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431cm" svg:height="13.081cm" svg:x="1.07cm" svg:y="1.3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467cm" svg:height="5.767cm" svg:x="1.651cm" svg:y="1.524cm">
          <draw:image xlink:href="Pictures/10000001000002BA000000DA1C5DEB013222D859.png" xlink:type="simple" xlink:show="embed" xlink:actuate="onLoad" draw:mime-type="image/png">
            <text:p/>
          </draw:image>
        </draw:frame>
        <draw:frame draw:style-name="gr2" draw:text-style-name="P2" draw:layer="layout" svg:width="9.127cm" svg:height="6.27cm" svg:x="6.24cm" svg:y="7.112cm">
          <draw:image xlink:href="Pictures/1000000100000159000000ED2491D5B354E47AF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3" draw:text-style-name="P1" draw:layer="layout" svg:width="22.733cm" svg:height="15.113cm" svg:x="4.826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383cm" svg:height="6.958cm" svg:x="5.08cm" svg:y="1.043cm">
          <draw:image xlink:href="Pictures/100000010000034E00000107326E7B18B85C2E62.png" xlink:type="simple" xlink:show="embed" xlink:actuate="onLoad" draw:mime-type="image/png">
            <text:p/>
          </draw:image>
        </draw:frame>
        <draw:frame draw:style-name="gr2" draw:text-style-name="P2" draw:layer="layout" svg:width="6.985cm" svg:height="6.779cm" svg:x="13.335cm" svg:y="7.953cm">
          <draw:image xlink:href="Pictures/10000001000001760000016BA1022BCA8AC26693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4" draw:text-style-name="P1" draw:layer="layout" svg:width="21.336cm" svg:height="10.033cm" svg:x="1.524cm" svg:y="4.6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0.827cm" svg:height="4.659cm" svg:x="1.778cm" svg:y="5.08cm">
          <draw:image xlink:href="Pictures/10000001000003C1000000D7EEE3AB4BED359B07.png" xlink:type="simple" xlink:show="embed" xlink:actuate="onLoad" draw:mime-type="image/png">
            <text:p/>
          </draw:image>
        </draw:frame>
        <draw:frame draw:style-name="gr2" draw:text-style-name="P2" draw:layer="layout" svg:width="15.885cm" svg:height="4.55cm" svg:x="2.794cm" svg:y="9.928cm">
          <draw:image xlink:href="Pictures/10000001000003D5000001192BAD0BBB43E2A034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5" draw:text-style-name="P1" draw:layer="layout" svg:width="16.764cm" svg:height="5.461cm" svg:x="11.176cm" svg:y="9.77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456cm" svg:height="4.788cm" svg:x="11.303cm" svg:y="10.071cm">
          <draw:image xlink:href="Pictures/100000010000026E000000B51009CE39745F295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8:14:58.206442857</meta:creation-date>
    <dc:date>2024-07-23T08:34:28.525619288</dc:date>
    <meta:editing-duration>PT19M28S</meta:editing-duration>
    <meta:editing-cycles>6</meta:editing-cycles>
    <meta:generator>LibreOffice/7.3.7.2$Linux_X86_64 LibreOffice_project/30$Build-2</meta:generator>
    <meta:document-statistic meta:object-count="11"/>
  </office:meta>
</office:document-meta>
</file>